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style:font-style-asian="italic" style:font-style-complex="italic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officeooo:paragraph-rsid="00158f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1dd" style:font-weight-asian="bold" style:font-weight-complex="bold"/>
    </style:style>
    <style:style style:name="T3" style:family="text">
      <style:text-properties fo:font-weight="bold" officeooo:rsid="000e18a9" style:font-weight-asian="bold" style:font-weight-complex="bold"/>
    </style:style>
    <style:style style:name="T4" style:family="text">
      <style:text-properties fo:font-weight="bold" officeooo:rsid="00158f0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2698c"/>
    </style:style>
    <style:style style:name="T7" style:family="text">
      <style:text-properties officeooo:rsid="000f51dd"/>
    </style:style>
    <style:style style:name="T8" style:family="text">
      <style:text-properties officeooo:rsid="00158f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G</text:span><text:span text:style-name="T4">rumble</text:span><text:span text:style-name="T1"> </text:span><text:span text:style-name="T3">Niveau </text:span><text:span text:style-name="T1">3 </text:span>: <text:s/><text:span text:style-name="T7">Modificateur : +2<text:tab/>Attaque de Sort : +4<text:tab/><text:tab/>Sauvegarde : 12</text:span></text:p>
      <text:p text:style-name="Standard">Sorts de Niveau 1 : ☐ ☐ ☐ </text:p>
      <text:p text:style-name="Standard">Marque du Chasseur : ☐ ☐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5">MARQUE DU CHASSEUR</text:span> [1]</text:p>
            <text:p text:style-name="Table_20_Contents">Bonus – 27 m – Concentration </text:p>
            <text:p text:style-name="P1">Vous marquez magiquement une créature à votre portée.</text:p>
            <text:p text:style-name="Table_20_Contents">Jusqu'à la fin du sort, elle subit <text:span text:style-name="T1">1d6 dégat de Force</text:span> à chaque fois qu'une de vos <text:span text:style-name="T1">attaques</text:span> la touche.</text:p>
            <text:p text:style-name="Table_20_Contents">Vous avez aussi <text:span text:style-name="T1">AVANTAGE</text:span> pour la repérer (Perception ou Survie).</text:p>
            <text:p text:style-name="Table_20_Contents">Si la cible meurt, [<text:span text:style-name="T1">Bonus</text:span>] pour marquer une autre cible sans rejeter le sort.</text:p>
          </table:table-cell>
          <table:table-cell table:style-name="Tableau1.B1" office:value-type="string">
            <text:p text:style-name="Table_20_Contents"><text:span text:style-name="T5">PARLER AUX ANIMAUX </text:span>[1]</text:p>
            <text:p text:style-name="Table_20_Contents">Action </text:p>
            <text:p text:style-name="Table_20_Contents">Vous pouvez comprendre et communiquer verbalement avec les animaux et tenter de l'influencer.</text:p>
            <text:p text:style-name="Table_20_Contents">La plupart des bêtes ont peu de choses à dire si cela ne concerne par leur survie ou leurs compagnons, les lieux et monstres proches.</text:p>
          </table:table-cell>
        </table:table-row>
        <table:table-row>
          <table:table-cell table:style-name="Tableau1.A2" office:value-type="string">
            <text:p text:style-name="Table_20_Contents"><text:span text:style-name="T5">ALARME</text:span> [1]</text:p>
            <text:p text:style-name="Table_20_Contents">1 minute d'incantation – 9 m </text:p>
            <text:p text:style-name="P1">Vous mettez en place une alarme magique sur une porte, fenètre ou zone ne dépassant pas les 6m². </text:p>
            <text:p text:style-name="Table_20_Contents">Le sort dure 8h. </text:p>
            <text:p text:style-name="Table_20_Contents">Si une personne la déclenche, une alarme peut être audible à 18m autour ou seulement envoyé mentalement jusqu'à 1km.</text:p>
          </table:table-cell>
          <table:table-cell table:style-name="Tableau1.B2" office:value-type="string">
            <text:p text:style-name="Table_20_Contents"><text:span text:style-name="T5">SOINS</text:span> [1]</text:p>
            <text:p text:style-name="Table_20_Contents">Action – Au toucher </text:p>
            <text:p text:style-name="Table_20_Contents"/>
            <text:p text:style-name="Table_20_Contents">La créature que vous touchez regagne <text:span text:style-name="T1">2d8 + SAGESSE</text:span> points de vie.</text:p>
            <text:p text:style-name="Table_20_Contents"/>
            <text:p text:style-name="Table_20_Contents">Regagne <text:span text:style-name="T1">2d8 points de vie</text:span> supplémentaire par Niveau au dessus.</text:p>
          </table:table-cell>
        </table:table-row>
        <table:table-row>
          <table:table-cell table:style-name="Tableau1.A2" office:value-type="string">
            <text:p text:style-name="Table_20_Contents"><text:span text:style-name="T5">FRAPPE PIEGEUSE </text:span>[1]</text:p>
            <text:p text:style-name="Table_20_Contents">Bonus – Soit-même – Concentration </text:p>
            <text:p text:style-name="P1">Doit s'activer après avoir touché une cible avec une arme. </text:p>
            <text:p text:style-name="Table_20_Contents">Après une <text:span text:style-name="T1">attaque</text:span> réussie, des lianes entourent la cible. <text:span text:style-name="T1">Jet de Sauvegarde de Force </text:span>doit être fait. Une Créature de Grande Taille ou d'avantage a un <text:span text:style-name="T1">AVANTAGE</text:span>.</text:p>
            <text:p text:style-name="Table_20_Contents">Si <text:span text:style-name="T1">échec</text:span>, la cible est restreinte dans ses mouvements.</text:p>
            <text:p text:style-name="Table_20_Contents">Elle subit <text:span text:style-name="T1">1d6 Dégats Perforants</text:span> à chaque début de son tour.</text:p>
            <text:p text:style-name="Table_20_Contents"><text:span text:style-name="T1">Jet Sauvegarde Force </text:span>pour se libérer.</text:p>
            <text:p text:style-name="Table_20_Contents"/>
            <text:p text:style-name="Table_20_Contents">+1d6 dégâts / niveau supplémentaire.</text:p>
          </table:table-cell>
          <table:table-cell table:style-name="Tableau1.B2" office:value-type="string">
            <text:p text:style-name="Table_20_Contents"><text:span text:style-name="T5">COMPAGNION PRIMORDIAL</text:span> [Capacité]</text:p>
            <text:p text:style-name="Table_20_Contents">Vous invoquez une Bête Primordiale, tirant sa force de la nature.</text:p>
            <text:p text:style-name="Table_20_Contents">Il s'agit d'une <text:span text:style-name="T1">Bête de la Terre</text:span> ou du <text:span text:style-name="T1">Ciel</text:span>.</text:p>
            <text:p text:style-name="Table_20_Contents"/>
            <text:p text:style-name="Table_20_Contents">- La Créature agit pendant votre tour.</text:p>
            <text:p text:style-name="Table_20_Contents">- Se déplace avec sa propre vitesse.</text:p>
            <text:p text:style-name="Table_20_Contents">- Utilise sa propre Réaction.</text:p>
            <text:p text:style-name="Table_20_Contents">- Action est Esquive par défaut.</text:p>
            <text:p text:style-name="Table_20_Contents"/>
            <text:p text:style-name="Table_20_Contents">Si vous utilisez le [<text:span text:style-name="T1">Bonus</text:span>], vous pouvez faire <text:span text:style-name="T1">attaquer</text:span> ou autre type <text:span text:style-name="T1">d'action</text:span> au Compagnon.</text:p>
            <text:p text:style-name="Table_20_Contents"/>
            <text:p text:style-name="Table_20_Contents">Vous pouvez utiliser votre [<text:span text:style-name="T1">Action</text:span>] pour faire <text:span text:style-name="T1">attaquer</text:span> le Compagnon. </text:p>
            <text:p text:style-name="Table_20_Contents"/>
          </table:table-cell>
        </table:table-row>
        <table:table-row>
          <table:table-cell table:style-name="Tableau1.A2" office:value-type="string">
            <text:p text:style-name="P2">BÊTE DE LA TERRE</text:p>
            <text:p text:style-name="Table_20_Contents">Classe Armure : 15</text:p>
            <text:p text:style-name="Table_20_Contents">Points de Vie : 20</text:p>
            <text:p text:style-name="Table_20_Contents">Vitesse : 12 m (8 cases)</text:p>
            <text:p text:style-name="Table_20_Contents">Js Force +4, JS Dex +4, JS Cons +4, JS Sag +4</text:p>
            <text:p text:style-name="Table_20_Contents"/>
            <text:p text:style-name="Table_20_Contents"><text:span text:style-name="T1">Frappe de la Bête :</text:span> <text:s/>+2 Attaque (1d8 + 4 dmg).</text:p>
            <text:p text:style-name="Table_20_Contents">Si la bête s'est déplacé de 6m+ vers la cible, elle frappe avec 1d6 supplémentaire et mets la cible à terre si de Moyenne taille ou plus petite.</text:p>
          </table:table-cell>
          <table:table-cell table:style-name="Tableau1.B2" office:value-type="string">
            <text:p text:style-name="P2">BÊTE DU CIEL</text:p>
            <text:p text:style-name="Table_20_Contents">Classe Armure : 15</text:p>
            <text:p text:style-name="Table_20_Contents">Points de Vie : 16</text:p>
            <text:p text:style-name="Table_20_Contents">Vitesse : 3 m (2 cases) / Vol : 18m (12 cases)</text:p>
            <text:p text:style-name="Table_20_Contents">JS Dex +5, JS Cons +3, JS Sag +4</text:p>
            <text:p text:style-name="Table_20_Contents"/>
            <text:p text:style-name="Table_20_Contents">Ne provoque pas d'attaque d'opportunités quand elle s'éloigne d'un ennemi en volant.</text:p>
            <text:p text:style-name="Table_20_Contents"/>
            <text:p text:style-name="Table_20_Contents"><text:span text:style-name="T1">Frappe de la Bête :</text:span> <text:s/>+2 Attaque (1d4 + 5 dmg)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2T00:44:18.01</meta:creation-date>
    <dc:date>2024-09-22T11:50:23.139000000</dc:date>
    <meta:editing-duration>PT47M31S</meta:editing-duration>
    <meta:editing-cycles>11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53" meta:word-count="483" meta:character-count="2615" meta:non-whitespace-character-count="2166"/>
  </office:meta>
</office:document-meta>
</file>